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8.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55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18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3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1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2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3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2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2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4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01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1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0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5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7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6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4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5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8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9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4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2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0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5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5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3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1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7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2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3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2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3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2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5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5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2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5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3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0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0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4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9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3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6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4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4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6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7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9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8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4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4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6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2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4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3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6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5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5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1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5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6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0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3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5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0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5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1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8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6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0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20pt" fo:font-weight="bold" style:font-size-asian="20pt" style:font-name-complex="Times New Roman1" style:font-size-complex="20pt" style:font-weight-complex="bold"/>
    </style:style>
    <style:style style:name="T2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3" style:family="text">
      <style:text-properties fo:color="#000000" style:font-name="Times New Roman1" fo:font-size="14pt" fo:font-weight="bold" style:font-size-asian="14pt" style:font-name-complex="Times New Roman1" style:font-size-complex="14pt" style:font-weight-complex="bold"/>
    </style:style>
    <style:style style:name="T4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5.24cm" svg:height="24.13cm" svg:x="3.175cm" svg:y="2.54cm" svg:viewBox="0 0 15241 24131" draw:points="0,24131 15241,24131 15241,0 0,0">
          <text:p/>
        </draw:polygon>
        <draw:frame draw:style-name="gr2" draw:layer="layout" svg:width="9.171cm" svg:height="0.789cm" svg:x="6.226cm" svg:y="2.994cm">
          <draw:text-box>
            <text:p text:style-name="P1"><text:span text:style-name="T1">Project Development Proposal</text:span></text:p>
          </draw:text-box>
        </draw:frame>
        <draw:frame draw:style-name="gr3" draw:layer="layout" svg:width="1.742cm" svg:height="0.628cm" svg:x="9.927cm" svg:y="5.085cm">
          <draw:text-box>
            <text:p text:style-name="P1"><text:span text:style-name="T2">Project</text:span></text:p>
          </draw:text-box>
        </draw:frame>
        <draw:frame draw:style-name="gr4" draw:layer="layout" svg:width="3.368cm" svg:height="0.556cm" svg:x="3.178cm" svg:y="6.051cm">
          <draw:text-box>
            <text:p text:style-name="P1"><text:span text:style-name="T3">Project Request</text:span></text:p>
          </draw:text-box>
        </draw:frame>
        <draw:frame draw:style-name="gr5" draw:layer="layout" svg:width="13.443cm" svg:height="0.475cm" svg:x="4.448cm" svg:y="6.826cm">
          <draw:text-box>
            <text:p text:style-name="P1"><text:span text:style-name="T4">The name our project is "Enumeration Library". This will be a numerical Math </text:span></text:p>
          </draw:text-box>
        </draw:frame>
        <draw:frame draw:style-name="gr6" draw:layer="layout" svg:width="14.218cm" svg:height="0.475cm" svg:x="3.178cm" svg:y="7.313cm">
          <draw:text-box>
            <text:p text:style-name="P1"><text:span text:style-name="T4">library for C and C++ programmers. Firstly, we will start with Number Theory, and </text:span></text:p>
          </draw:text-box>
        </draw:frame>
        <draw:frame draw:style-name="gr7" draw:layer="layout" svg:width="8.414cm" svg:height="0.475cm" svg:x="3.178cm" svg:y="7.8cm">
          <draw:text-box>
            <text:p text:style-name="P1"><text:span text:style-name="T4">subsequently, explore other areas of mathematics.</text:span></text:p>
          </draw:text-box>
        </draw:frame>
        <draw:frame draw:style-name="gr8" draw:layer="layout" svg:width="13.02cm" svg:height="0.475cm" svg:x="4.448cm" svg:y="8.498cm">
          <draw:text-box>
            <text:p text:style-name="P1"><text:span text:style-name="T4">Our project will be an open source one, which will be published under GNU </text:span></text:p>
          </draw:text-box>
        </draw:frame>
        <draw:frame draw:style-name="gr9" draw:layer="layout" svg:width="15.136cm" svg:height="0.475cm" svg:x="3.178cm" svg:y="8.985cm">
          <draw:text-box>
            <text:p text:style-name="P1"><text:span text:style-name="T4">General Public License. Our intention is to follow the open source business model. So, it </text:span></text:p>
          </draw:text-box>
        </draw:frame>
        <draw:frame draw:style-name="gr10" draw:layer="layout" svg:width="14.933cm" svg:height="0.475cm" svg:x="3.178cm" svg:y="9.472cm">
          <draw:text-box>
            <text:p text:style-name="P1"><text:span text:style-name="T4">will be really useful for the scientific computing community. <text:s/>As it will be developed in </text:span></text:p>
          </draw:text-box>
        </draw:frame>
        <draw:frame draw:style-name="gr11" draw:layer="layout" svg:width="14.425cm" svg:height="0.475cm" svg:x="3.178cm" svg:y="9.959cm">
          <draw:text-box>
            <text:p text:style-name="P1"><text:span text:style-name="T4">an open source environment, the development cost will be minimal. Again, our main </text:span></text:p>
          </draw:text-box>
        </draw:frame>
        <draw:frame draw:style-name="gr12" draw:layer="layout" svg:width="15.204cm" svg:height="0.475cm" svg:x="3.178cm" svg:y="10.446cm">
          <draw:text-box>
            <text:p text:style-name="P1"><text:span text:style-name="T4">profit will be through the donations, and through supporting corporations,and institutions.</text:span></text:p>
          </draw:text-box>
        </draw:frame>
        <draw:frame draw:style-name="gr13" draw:layer="layout" svg:width="15.03cm" svg:height="0.475cm" svg:x="3.178cm" svg:y="10.932cm">
          <draw:text-box>
            <text:p text:style-name="P1"><text:span text:style-name="T4">So, there won't be any particular hard benefit option for our project. Every improvement </text:span></text:p>
          </draw:text-box>
        </draw:frame>
        <draw:frame draw:style-name="gr14" draw:layer="layout" svg:width="6.064cm" svg:height="0.475cm" svg:x="3.178cm" svg:y="11.419cm">
          <draw:text-box>
            <text:p text:style-name="P1"><text:span text:style-name="T4">will move towards the soft benefits.</text:span></text:p>
          </draw:text-box>
        </draw:frame>
        <draw:frame draw:style-name="gr15" draw:layer="layout" svg:width="3.198cm" svg:height="0.556cm" svg:x="3.178cm" svg:y="12.334cm">
          <draw:text-box>
            <text:p text:style-name="P1"><text:span text:style-name="T3">Scope of Effort</text:span></text:p>
          </draw:text-box>
        </draw:frame>
        <draw:frame draw:style-name="gr16" draw:layer="layout" svg:width="3.063cm" svg:height="0.475cm" svg:x="3.178cm" svg:y="13.808cm">
          <draw:text-box>
            <text:p text:style-name="P1"><text:span text:style-name="T5">Critical Priority:</text:span></text:p>
          </draw:text-box>
        </draw:frame>
        <draw:frame draw:style-name="gr17" draw:layer="layout" svg:width="8.727cm" svg:height="0.475cm" svg:x="4.448cm" svg:y="14.506cm">
          <draw:text-box>
            <text:p text:style-name="P1"><text:span text:style-name="T4">“</text:span><text:span text:style-name="T4">Enumeration Mathematical Library” will support :</text:span></text:p>
          </draw:text-box>
        </draw:frame>
        <draw:frame draw:style-name="gr18" draw:layer="layout" svg:width="0.32cm" svg:height="0.475cm" svg:x="3.813cm" svg:y="15.205cm">
          <draw:text-box>
            <text:p text:style-name="P1"><text:span text:style-name="T4">1.</text:span></text:p>
          </draw:text-box>
        </draw:frame>
        <draw:frame draw:style-name="gr19" draw:layer="layout" svg:width="4.117cm" svg:height="0.475cm" svg:x="4.448cm" svg:y="15.205cm">
          <draw:text-box>
            <text:p text:style-name="P1"><text:span text:style-name="T4">Arbitrary Large Integers</text:span></text:p>
          </draw:text-box>
        </draw:frame>
        <draw:frame draw:style-name="gr18" draw:layer="layout" svg:width="0.32cm" svg:height="0.475cm" svg:x="3.813cm" svg:y="15.903cm">
          <draw:text-box>
            <text:p text:style-name="P1"><text:span text:style-name="T4">2.</text:span></text:p>
          </draw:text-box>
        </draw:frame>
        <draw:frame draw:style-name="gr20" draw:layer="layout" svg:width="4.908cm" svg:height="0.475cm" svg:x="4.448cm" svg:y="15.903cm">
          <draw:text-box>
            <text:p text:style-name="P1"><text:span text:style-name="T4">Arbitrary Precision Numbers</text:span></text:p>
          </draw:text-box>
        </draw:frame>
        <draw:frame draw:style-name="gr18" draw:layer="layout" svg:width="0.32cm" svg:height="0.475cm" svg:x="3.813cm" svg:y="16.602cm">
          <draw:text-box>
            <text:p text:style-name="P1"><text:span text:style-name="T4">3.</text:span></text:p>
          </draw:text-box>
        </draw:frame>
        <draw:frame draw:style-name="gr21" draw:layer="layout" svg:width="5.924cm" svg:height="0.475cm" svg:x="4.448cm" svg:y="16.602cm">
          <draw:text-box>
            <text:p text:style-name="P1"><text:span text:style-name="T4">Basic Number Theoretic Functions</text:span></text:p>
          </draw:text-box>
        </draw:frame>
        <draw:frame draw:style-name="gr18" draw:layer="layout" svg:width="0.32cm" svg:height="0.475cm" svg:x="3.813cm" svg:y="17.3cm">
          <draw:text-box>
            <text:p text:style-name="P1"><text:span text:style-name="T4">4.</text:span></text:p>
          </draw:text-box>
        </draw:frame>
        <draw:frame draw:style-name="gr22" draw:layer="layout" svg:width="6.97cm" svg:height="0.475cm" svg:x="4.448cm" svg:y="17.3cm">
          <draw:text-box>
            <text:p text:style-name="P1"><text:span text:style-name="T4">Complex, Quaternions and Higher Fields</text:span></text:p>
          </draw:text-box>
        </draw:frame>
        <draw:frame draw:style-name="gr18" draw:layer="layout" svg:width="0.32cm" svg:height="0.475cm" svg:x="3.813cm" svg:y="17.999cm">
          <draw:text-box>
            <text:p text:style-name="P1"><text:span text:style-name="T4">5.</text:span></text:p>
          </draw:text-box>
        </draw:frame>
        <draw:frame draw:style-name="gr23" draw:layer="layout" svg:width="2.225cm" svg:height="0.475cm" svg:x="4.448cm" svg:y="17.999cm">
          <draw:text-box>
            <text:p text:style-name="P1"><text:span text:style-name="T4">P-adic Fields</text:span></text:p>
          </draw:text-box>
        </draw:frame>
        <draw:frame draw:style-name="gr18" draw:layer="layout" svg:width="0.32cm" svg:height="0.475cm" svg:x="3.813cm" svg:y="18.697cm">
          <draw:text-box>
            <text:p text:style-name="P1"><text:span text:style-name="T4">6.</text:span></text:p>
          </draw:text-box>
        </draw:frame>
        <draw:frame draw:style-name="gr24" draw:layer="layout" svg:width="4.472cm" svg:height="0.475cm" svg:x="4.448cm" svg:y="18.697cm">
          <draw:text-box>
            <text:p text:style-name="P1"><text:span text:style-name="T4">Algebraic Number Theory</text:span></text:p>
          </draw:text-box>
        </draw:frame>
        <draw:frame draw:style-name="gr18" draw:layer="layout" svg:width="0.32cm" svg:height="0.475cm" svg:x="3.813cm" svg:y="19.396cm">
          <draw:text-box>
            <text:p text:style-name="P1"><text:span text:style-name="T4">7.</text:span></text:p>
          </draw:text-box>
        </draw:frame>
        <draw:frame draw:style-name="gr25" draw:layer="layout" svg:width="6.339cm" svg:height="0.475cm" svg:x="4.448cm" svg:y="19.396cm">
          <draw:text-box>
            <text:p text:style-name="P1"><text:span text:style-name="T4">Combinatorial Objects and Functions</text:span></text:p>
          </draw:text-box>
        </draw:frame>
        <draw:frame draw:style-name="gr18" draw:layer="layout" svg:width="0.32cm" svg:height="0.475cm" svg:x="3.813cm" svg:y="20.094cm">
          <draw:text-box>
            <text:p text:style-name="P1"><text:span text:style-name="T4">8.</text:span></text:p>
          </draw:text-box>
        </draw:frame>
        <draw:frame draw:style-name="gr26" draw:layer="layout" svg:width="2.593cm" svg:height="0.475cm" svg:x="4.448cm" svg:y="20.094cm">
          <draw:text-box>
            <text:p text:style-name="P1"><text:span text:style-name="T4">Matrix Algebra</text:span></text:p>
          </draw:text-box>
        </draw:frame>
        <draw:frame draw:style-name="gr27" draw:layer="layout" svg:width="13.354cm" svg:height="0.475cm" svg:x="4.448cm" svg:y="21.491cm">
          <draw:text-box>
            <text:p text:style-name="P1"><text:span text:style-name="T4">It will depend on Glibc C Standard Library but will be strictly implemented in </text:span></text:p>
          </draw:text-box>
        </draw:frame>
        <draw:frame draw:style-name="gr28" draw:layer="layout" svg:width="14.637cm" svg:height="0.475cm" svg:x="3.178cm" svg:y="21.978cm">
          <draw:text-box>
            <text:p text:style-name="P1"><text:span text:style-name="T4">ANSI C format, for portability. The library will have eight main parts which are listed </text:span></text:p>
          </draw:text-box>
        </draw:frame>
        <draw:frame draw:style-name="gr29" draw:layer="layout" svg:width="15.174cm" svg:height="0.475cm" svg:x="3.178cm" svg:y="22.465cm">
          <draw:text-box>
            <text:p text:style-name="P1"><text:span text:style-name="T4">above. For each part of the library there will be a single header file which will contain all </text:span></text:p>
          </draw:text-box>
        </draw:frame>
        <draw:frame draw:style-name="gr30" draw:layer="layout" svg:width="14.996cm" svg:height="0.475cm" svg:x="3.178cm" svg:y="22.952cm">
          <draw:text-box>
            <text:p text:style-name="P1"><text:span text:style-name="T4">function definitions, type definitions, structure definitions and constants. The part of the </text:span></text:p>
          </draw:text-box>
        </draw:frame>
        <draw:frame draw:style-name="gr31" draw:layer="layout" svg:width="9.442cm" svg:height="0.475cm" svg:x="3.178cm" svg:y="23.438cm">
          <draw:text-box>
            <text:p text:style-name="P1"><text:span text:style-name="T4">library could be used only by importing the Header file.</text:span></text:p>
          </draw:text-box>
        </draw:frame>
        <draw:frame draw:style-name="gr32" draw:layer="layout" svg:width="13.329cm" svg:height="0.475cm" svg:x="4.448cm" svg:y="24.137cm">
          <draw:text-box>
            <text:p text:style-name="P1"><text:span text:style-name="T4">First of all, we will provide the library only in Linux operating system and the </text:span></text:p>
          </draw:text-box>
        </draw:frame>
        <draw:frame draw:style-name="gr33" draw:layer="layout" svg:width="15.005cm" svg:height="0.475cm" svg:x="3.178cm" svg:y="24.624cm">
          <draw:text-box>
            <text:p text:style-name="P1"><text:span text:style-name="T4">architecture support will be limited to x86-64 processor types. It will compiled as 64-bit </text:span></text:p>
          </draw:text-box>
        </draw:frame>
        <draw:frame draw:style-name="gr34" draw:layer="layout" svg:width="0.214cm" svg:height="0.475cm" svg:x="10.692cm" svg:y="26.201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3">
        <draw:polygon draw:style-name="gr1" draw:layer="layout" svg:width="15.24cm" svg:height="24.13cm" svg:x="3.175cm" svg:y="2.54cm" svg:viewBox="0 0 15241 24131" draw:points="0,24131 15241,24131 15241,0 0,0">
          <text:p/>
        </draw:polygon>
        <draw:frame draw:style-name="gr35" draw:layer="layout" svg:width="14.912cm" svg:height="0.475cm" svg:x="3.178cm" svg:y="2.557cm">
          <draw:text-box>
            <text:p text:style-name="P1"><text:span text:style-name="T4">and 32-bit binaries for some specific operating systems such as Ubuntu or other Debian </text:span></text:p>
          </draw:text-box>
        </draw:frame>
        <draw:frame draw:style-name="gr36" draw:layer="layout" svg:width="11.394cm" svg:height="0.475cm" svg:x="3.178cm" svg:y="3.044cm">
          <draw:text-box>
            <text:p text:style-name="P1"><text:span text:style-name="T4">based OS. A tar file will also be provided for all other distributions.</text:span></text:p>
          </draw:text-box>
        </draw:frame>
        <draw:frame draw:style-name="gr37" draw:layer="layout" svg:width="2.639cm" svg:height="0.475cm" svg:x="3.178cm" svg:y="4.441cm">
          <draw:text-box>
            <text:p text:style-name="P1"><text:span text:style-name="T5">Nice To Have :</text:span></text:p>
          </draw:text-box>
        </draw:frame>
        <draw:frame draw:style-name="gr38" draw:layer="layout" svg:width="12.774cm" svg:height="0.475cm" svg:x="4.448cm" svg:y="5.14cm">
          <draw:text-box>
            <text:p text:style-name="P1"><text:span text:style-name="T4">It will be nice to if we can a standard basic math library of our own, highly </text:span></text:p>
          </draw:text-box>
        </draw:frame>
        <draw:frame draw:style-name="gr39" draw:layer="layout" svg:width="15.047cm" svg:height="0.475cm" svg:x="3.178cm" svg:y="5.627cm">
          <draw:text-box>
            <text:p text:style-name="P1"><text:span text:style-name="T4">optimized with assembly code for x86-64. This is because that we want our math library </text:span></text:p>
          </draw:text-box>
        </draw:frame>
        <draw:frame draw:style-name="gr40" draw:layer="layout" svg:width="4.066cm" svg:height="0.475cm" svg:x="3.178cm" svg:y="6.113cm">
          <draw:text-box>
            <text:p text:style-name="P1"><text:span text:style-name="T4">to be as fast as possible.</text:span></text:p>
          </draw:text-box>
        </draw:frame>
        <draw:frame draw:style-name="gr41" draw:layer="layout" svg:width="2.965cm" svg:height="0.475cm" svg:x="3.178cm" svg:y="7.51cm">
          <draw:text-box>
            <text:p text:style-name="P1"><text:span text:style-name="T5">Future Updates:</text:span></text:p>
          </draw:text-box>
        </draw:frame>
        <draw:frame draw:style-name="gr42" draw:layer="layout" svg:width="13.93cm" svg:height="0.475cm" svg:x="4.448cm" svg:y="8.209cm">
          <draw:text-box>
            <text:p text:style-name="P1"><text:span text:style-name="T4">We will like to support more architectures, especially ARM, ARM64, Itanium-64, </text:span></text:p>
          </draw:text-box>
        </draw:frame>
        <draw:frame draw:style-name="gr43" draw:layer="layout" svg:width="13.515cm" svg:height="0.475cm" svg:x="3.178cm" svg:y="8.696cm">
          <draw:text-box>
            <text:p text:style-name="P1"><text:span text:style-name="T4">POWERPC, etc. We will support parallel programming for these so that cluster </text:span></text:p>
          </draw:text-box>
        </draw:frame>
        <draw:frame draw:style-name="gr44" draw:layer="layout" svg:width="15.2cm" svg:height="0.475cm" svg:x="3.178cm" svg:y="9.183cm">
          <draw:text-box>
            <text:p text:style-name="P1"><text:span text:style-name="T4">computation can be achieved. We will like to write some heavy duty parts in assembly for</text:span></text:p>
          </draw:text-box>
        </draw:frame>
        <draw:frame draw:style-name="gr45" draw:layer="layout" svg:width="14.776cm" svg:height="0.475cm" svg:x="3.178cm" svg:y="9.669cm">
          <draw:text-box>
            <text:p text:style-name="P1"><text:span text:style-name="T4">different architectures for a more fast and robust library. We will be adding many more </text:span></text:p>
          </draw:text-box>
        </draw:frame>
        <draw:frame draw:style-name="gr46" draw:layer="layout" svg:width="15.119cm" svg:height="0.475cm" svg:x="3.178cm" svg:y="10.156cm">
          <draw:text-box>
            <text:p text:style-name="P1"><text:span text:style-name="T4">math modules and bindings for different programming languages such as Java, Rust, etc. </text:span></text:p>
          </draw:text-box>
        </draw:frame>
        <draw:frame draw:style-name="gr47" draw:layer="layout" svg:width="14.425cm" svg:height="0.475cm" svg:x="3.178cm" svg:y="10.643cm">
          <draw:text-box>
            <text:p text:style-name="P1"><text:span text:style-name="T4">We also intend to support other development platforms such as WIN32 an Mac OSX </text:span></text:p>
          </draw:text-box>
        </draw:frame>
        <draw:frame draw:style-name="gr48" draw:layer="layout" svg:width="3.334cm" svg:height="0.475cm" svg:x="3.178cm" svg:y="11.13cm">
          <draw:text-box>
            <text:p text:style-name="P1"><text:span text:style-name="T4">developer platform.</text:span></text:p>
          </draw:text-box>
        </draw:frame>
        <draw:frame draw:style-name="gr49" draw:layer="layout" svg:width="2.119cm" svg:height="0.556cm" svg:x="3.178cm" svg:y="12.044cm">
          <draw:text-box>
            <text:p text:style-name="P1"><text:span text:style-name="T3">Approach</text:span></text:p>
          </draw:text-box>
        </draw:frame>
        <draw:frame draw:style-name="gr50" draw:layer="layout" svg:width="12.131cm" svg:height="0.475cm" svg:x="4.448cm" svg:y="13.518cm">
          <draw:text-box>
            <text:p text:style-name="P1"><text:span text:style-name="T4">Our library will follow the following structure, and each library will be </text:span></text:p>
          </draw:text-box>
        </draw:frame>
        <draw:frame draw:style-name="gr51" draw:layer="layout" svg:width="14.171cm" svg:height="0.475cm" svg:x="3.178cm" svg:y="14.005cm">
          <draw:text-box>
            <text:p text:style-name="P1"><text:span text:style-name="T4">implemented in the order shown below. The details are of each library or module is </text:span></text:p>
          </draw:text-box>
        </draw:frame>
        <draw:frame draw:style-name="gr52" draw:layer="layout" svg:width="7.927cm" svg:height="0.475cm" svg:x="3.178cm" svg:y="14.492cm">
          <draw:text-box>
            <text:p text:style-name="P1"><text:span text:style-name="T4">followed by the name of the library or module.</text:span></text:p>
          </draw:text-box>
        </draw:frame>
        <draw:frame draw:style-name="gr53" draw:layer="layout" svg:width="4.693cm" svg:height="0.475cm" svg:x="3.178cm" svg:y="15.19cm">
          <draw:text-box>
            <text:p text:style-name="P1"><text:span text:style-name="T5">Arbitrary Large Integers:</text:span></text:p>
          </draw:text-box>
        </draw:frame>
        <draw:frame draw:style-name="gr54" draw:layer="layout" svg:width="13.676cm" svg:height="0.475cm" svg:x="4.194cm" svg:y="15.889cm">
          <draw:text-box>
            <text:p text:style-name="P1"><text:span text:style-name="T4">The library will have a separate package for arbitrary large integers and possible </text:span></text:p>
          </draw:text-box>
        </draw:frame>
        <draw:frame draw:style-name="gr55" draw:layer="layout" svg:width="3.071cm" svg:height="0.475cm" svg:x="4.194cm" svg:y="16.376cm">
          <draw:text-box>
            <text:p text:style-name="P1"><text:span text:style-name="T4">operations with it.</text:span></text:p>
          </draw:text-box>
        </draw:frame>
        <draw:frame draw:style-name="gr56" draw:layer="layout" svg:width="5.463cm" svg:height="0.475cm" svg:x="3.178cm" svg:y="17.074cm">
          <draw:text-box>
            <text:p text:style-name="P1"><text:span text:style-name="T5">Arbitrary Precision Numbers:</text:span></text:p>
          </draw:text-box>
        </draw:frame>
        <draw:frame draw:style-name="gr57" draw:layer="layout" svg:width="13.138cm" svg:height="0.475cm" svg:x="4.194cm" svg:y="17.773cm">
          <draw:text-box>
            <text:p text:style-name="P1"><text:span text:style-name="T4">The library will have a separate package for arbitrary precision floating point </text:span></text:p>
          </draw:text-box>
        </draw:frame>
        <draw:frame draw:style-name="gr58" draw:layer="layout" svg:width="5.019cm" svg:height="0.475cm" svg:x="4.194cm" svg:y="18.26cm">
          <draw:text-box>
            <text:p text:style-name="P1"><text:span text:style-name="T4">numbers and operations on it.</text:span></text:p>
          </draw:text-box>
        </draw:frame>
        <draw:frame draw:style-name="gr59" draw:layer="layout" svg:width="7.584cm" svg:height="0.475cm" svg:x="3.178cm" svg:y="18.958cm">
          <draw:text-box>
            <text:p text:style-name="P1"><text:span text:style-name="T5">Complex, Quaternions and Higher Fields:</text:span></text:p>
          </draw:text-box>
        </draw:frame>
        <draw:frame draw:style-name="gr60" draw:layer="layout" svg:width="13.993cm" svg:height="0.475cm" svg:x="4.194cm" svg:y="19.657cm">
          <draw:text-box>
            <text:p text:style-name="P1"><text:span text:style-name="T4">The library will have a package for different fields starting with complex numbers </text:span></text:p>
          </draw:text-box>
        </draw:frame>
        <draw:frame draw:style-name="gr61" draw:layer="layout" svg:width="13.202cm" svg:height="0.475cm" svg:x="4.194cm" svg:y="20.143cm">
          <draw:text-box>
            <text:p text:style-name="P1"><text:span text:style-name="T4">and quaternions, p-adic fields. It will include axioms and operations for those </text:span></text:p>
          </draw:text-box>
        </draw:frame>
        <draw:frame draw:style-name="gr62" draw:layer="layout" svg:width="1.048cm" svg:height="0.475cm" svg:x="4.194cm" svg:y="20.63cm">
          <draw:text-box>
            <text:p text:style-name="P1"><text:span text:style-name="T4">fields.</text:span></text:p>
          </draw:text-box>
        </draw:frame>
        <draw:frame draw:style-name="gr63" draw:layer="layout" svg:width="4.29cm" svg:height="0.475cm" svg:x="3.178cm" svg:y="21.329cm">
          <draw:text-box>
            <text:p text:style-name="P1"><text:span text:style-name="T5">Combinatorial Objects:</text:span></text:p>
          </draw:text-box>
        </draw:frame>
        <draw:frame draw:style-name="gr64" draw:layer="layout" svg:width="13.553cm" svg:height="0.475cm" svg:x="4.448cm" svg:y="22.027cm">
          <draw:text-box>
            <text:p text:style-name="P1"><text:span text:style-name="T4">The library will support combinatorial objects like combinations, permutations, </text:span></text:p>
          </draw:text-box>
        </draw:frame>
        <draw:frame draw:style-name="gr65" draw:layer="layout" svg:width="8.977cm" svg:height="0.475cm" svg:x="3.178cm" svg:y="22.514cm">
          <draw:text-box>
            <text:p text:style-name="P1"><text:span text:style-name="T4">power series, recurrences, tabuleax, q-analogues, etc.</text:span></text:p>
          </draw:text-box>
        </draw:frame>
        <draw:frame draw:style-name="gr66" draw:layer="layout" svg:width="3.52cm" svg:height="0.475cm" svg:x="3.178cm" svg:y="23.213cm">
          <draw:text-box>
            <text:p text:style-name="P1"><text:span text:style-name="T5">Graphical Library:</text:span></text:p>
          </draw:text-box>
        </draw:frame>
        <draw:frame draw:style-name="gr67" draw:layer="layout" svg:width="13.731cm" svg:height="0.475cm" svg:x="4.194cm" svg:y="23.911cm">
          <draw:text-box>
            <text:p text:style-name="P1"><text:span text:style-name="T4">It will support a graphical library for plotting, drawing mathematical objects and </text:span></text:p>
          </draw:text-box>
        </draw:frame>
        <draw:frame draw:style-name="gr68" draw:layer="layout" svg:width="6.064cm" svg:height="0.475cm" svg:x="4.194cm" svg:y="24.398cm">
          <draw:text-box>
            <text:p text:style-name="P1"><text:span text:style-name="T4">other graphical renderings and data.</text:span></text:p>
          </draw:text-box>
        </draw:frame>
        <draw:frame draw:style-name="gr34" draw:layer="layout" svg:width="0.214cm" svg:height="0.475cm" svg:x="10.692cm" svg:y="26.201cm">
          <draw:text-box>
            <text:p text:style-name="P1"><text:span text:style-name="T4">2</text:span></text:p>
          </draw:text-box>
        </draw:frame>
      </draw:page>
      <draw:page draw:name="page3" draw:style-name="dp1" draw:master-page-name="master-page3">
        <draw:polygon draw:style-name="gr1" draw:layer="layout" svg:width="15.24cm" svg:height="24.13cm" svg:x="3.175cm" svg:y="2.54cm" svg:viewBox="0 0 15241 24131" draw:points="0,24131 15241,24131 15241,0 0,0">
          <text:p/>
        </draw:polygon>
        <draw:frame draw:style-name="gr69" draw:layer="layout" svg:width="13.93cm" svg:height="0.475cm" svg:x="3.178cm" svg:y="2.557cm">
          <draw:text-box>
            <text:p text:style-name="P1"><text:span text:style-name="T4">Performance matters for this library and hence we will like our library to have the </text:span></text:p>
          </draw:text-box>
        </draw:frame>
        <draw:frame draw:style-name="gr70" draw:layer="layout" svg:width="3.207cm" svg:height="0.475cm" svg:x="3.178cm" svg:y="3.044cm">
          <draw:text-box>
            <text:p text:style-name="P1"><text:span text:style-name="T4">following features:</text:span></text:p>
          </draw:text-box>
        </draw:frame>
        <draw:frame draw:style-name="gr71" draw:layer="layout" svg:width="2.457cm" svg:height="0.475cm" svg:x="3.178cm" svg:y="3.743cm">
          <draw:text-box>
            <text:p text:style-name="P1"><text:span text:style-name="T5">Fast Library:</text:span></text:p>
          </draw:text-box>
        </draw:frame>
        <draw:frame draw:style-name="gr72" draw:layer="layout" svg:width="13.748cm" svg:height="0.475cm" svg:x="4.448cm" svg:y="4.441cm">
          <draw:text-box>
            <text:p text:style-name="P1"><text:span text:style-name="T4">EML will be carefully designed to be as fast as possible, both for small operands </text:span></text:p>
          </draw:text-box>
        </draw:frame>
        <draw:frame draw:style-name="gr73" draw:layer="layout" svg:width="15.052cm" svg:height="0.475cm" svg:x="3.178cm" svg:y="4.928cm">
          <draw:text-box>
            <text:p text:style-name="P1"><text:span text:style-name="T4">and for huge operands. The speed is achieved by using full words as the basic arithmetic </text:span></text:p>
          </draw:text-box>
        </draw:frame>
        <draw:frame draw:style-name="gr74" draw:layer="layout" svg:width="15.085cm" svg:height="0.475cm" svg:x="3.178cm" svg:y="5.415cm">
          <draw:text-box>
            <text:p text:style-name="P1"><text:span text:style-name="T4">type, by using fast algorithms, with highly optimized C code for the most common inner </text:span></text:p>
          </draw:text-box>
        </draw:frame>
        <draw:frame draw:style-name="gr75" draw:layer="layout" svg:width="14.196cm" svg:height="0.475cm" svg:x="3.178cm" svg:y="5.902cm">
          <draw:text-box>
            <text:p text:style-name="P1"><text:span text:style-name="T4">loops for a lot of CPUs, and by a general emphasis on speed. Fast Algorithms : The </text:span></text:p>
          </draw:text-box>
        </draw:frame>
        <draw:frame draw:style-name="gr76" draw:layer="layout" svg:width="8.697cm" svg:height="0.475cm" svg:x="3.178cm" svg:y="6.389cm">
          <draw:text-box>
            <text:p text:style-name="P1"><text:span text:style-name="T4">mathematical algorithms will be as fast as possible.</text:span></text:p>
          </draw:text-box>
        </draw:frame>
        <draw:frame draw:style-name="gr77" draw:layer="layout" svg:width="4.185cm" svg:height="0.475cm" svg:x="3.178cm" svg:y="7.087cm">
          <draw:text-box>
            <text:p text:style-name="P1"><text:span text:style-name="T5">Parallel Programming:</text:span></text:p>
          </draw:text-box>
        </draw:frame>
        <draw:frame draw:style-name="gr78" draw:layer="layout" svg:width="14.154cm" svg:height="0.475cm" svg:x="3.178cm" svg:y="7.786cm">
          <draw:text-box>
            <text:p text:style-name="P1"><text:span text:style-name="T4">The library will support parallel programming by using OpenMP and MPI libraries.</text:span></text:p>
          </draw:text-box>
        </draw:frame>
        <draw:frame draw:style-name="gr79" draw:layer="layout" svg:width="3.698cm" svg:height="0.475cm" svg:x="3.178cm" svg:y="8.484cm">
          <draw:text-box>
            <text:p text:style-name="P1"><text:span text:style-name="T5">Easy User Interface:</text:span></text:p>
          </draw:text-box>
        </draw:frame>
        <draw:frame draw:style-name="gr80" draw:layer="layout" svg:width="15.005cm" svg:height="0.475cm" svg:x="3.178cm" svg:y="9.183cm">
          <draw:text-box>
            <text:p text:style-name="P1"><text:span text:style-name="T4">In C programs, EML library can be accessed by including the header files. For example, </text:span></text:p>
          </draw:text-box>
        </draw:frame>
        <draw:frame draw:style-name="gr81" draw:layer="layout" svg:width="14.133cm" svg:height="0.475cm" svg:x="3.178cm" svg:y="9.669cm">
          <draw:text-box>
            <text:p text:style-name="P1"><text:span text:style-name="T4">to include arbitrary precision library from EML, #include &lt;eml/arb.h&gt;. Then while </text:span></text:p>
          </draw:text-box>
        </draw:frame>
        <draw:frame draw:style-name="gr82" draw:layer="layout" svg:width="13.832cm" svg:height="0.475cm" svg:x="3.178cm" svg:y="10.156cm">
          <draw:text-box>
            <text:p text:style-name="P1"><text:span text:style-name="T4">compiling use the proper flags for EML like -leml in GCC. For C++, you need to </text:span></text:p>
          </draw:text-box>
        </draw:frame>
        <draw:frame draw:style-name="gr83" draw:layer="layout" svg:width="14.556cm" svg:height="0.475cm" svg:x="3.178cm" svg:y="10.643cm">
          <draw:text-box>
            <text:p text:style-name="P1"><text:span text:style-name="T4">#include &lt;eml/arb&gt;. Then while compiling use the proper flags for EML like -leml in </text:span></text:p>
          </draw:text-box>
        </draw:frame>
        <draw:frame draw:style-name="gr84" draw:layer="layout" svg:width="0.98cm" svg:height="0.475cm" svg:x="3.178cm" svg:y="11.13cm">
          <draw:text-box>
            <text:p text:style-name="P1"><text:span text:style-name="T4">GCC.</text:span></text:p>
          </draw:text-box>
        </draw:frame>
        <draw:frame draw:style-name="gr85" draw:layer="layout" svg:width="3.901cm" svg:height="0.556cm" svg:x="3.178cm" svg:y="12.044cm">
          <draw:text-box>
            <text:p text:style-name="P1"><text:span text:style-name="T3">Major Deliverable</text:span></text:p>
          </draw:text-box>
        </draw:frame>
        <draw:frame draw:style-name="gr86" draw:layer="layout" svg:width="13.151cm" svg:height="0.475cm" svg:x="4.448cm" svg:y="12.82cm">
          <draw:text-box>
            <text:p text:style-name="P1"><text:span text:style-name="T4">By the spring term, we are planning to deliver a stable working library as our </text:span></text:p>
          </draw:text-box>
        </draw:frame>
        <draw:frame draw:style-name="gr87" draw:layer="layout" svg:width="14.992cm" svg:height="0.475cm" svg:x="3.178cm" svg:y="13.307cm">
          <draw:text-box>
            <text:p text:style-name="P1"><text:span text:style-name="T4">alpha release. We will make our source code available to public as an archive .zip or .tar </text:span></text:p>
          </draw:text-box>
        </draw:frame>
        <draw:frame draw:style-name="gr88" draw:layer="layout" svg:width="14.146cm" svg:height="0.475cm" svg:x="3.178cm" svg:y="13.793cm">
          <draw:text-box>
            <text:p text:style-name="P1"><text:span text:style-name="T4">of source code per open source ideology. We will also provide a dynamic compiled </text:span></text:p>
          </draw:text-box>
        </draw:frame>
        <draw:frame draw:style-name="gr89" draw:layer="layout" svg:width="11.538cm" svg:height="0.475cm" svg:x="3.178cm" svg:y="14.28cm">
          <draw:text-box>
            <text:p text:style-name="P1"><text:span text:style-name="T4">library as .so file. with complete documentation and system manual.</text:span></text:p>
          </draw:text-box>
        </draw:frame>
        <draw:frame draw:style-name="gr90" draw:layer="layout" svg:width="3.384cm" svg:height="0.475cm" svg:x="3.178cm" svg:y="14.979cm">
          <draw:text-box>
            <text:p text:style-name="P1"><text:span text:style-name="T4">List of deliverables:</text:span></text:p>
          </draw:text-box>
        </draw:frame>
        <draw:frame draw:style-name="gr91" draw:layer="layout" svg:width="2.716cm" svg:height="0.475cm" svg:x="3.178cm" svg:y="15.677cm">
          <draw:text-box>
            <text:p text:style-name="P1"><text:span text:style-name="T5">Static Library:</text:span></text:p>
          </draw:text-box>
        </draw:frame>
        <draw:frame draw:style-name="gr92" draw:layer="layout" svg:width="12.749cm" svg:height="0.475cm" svg:x="4.448cm" svg:y="16.376cm">
          <draw:text-box>
            <text:p text:style-name="P1"><text:span text:style-name="T4">A .a file that has no dependencies but cannot be shared and can be used for </text:span></text:p>
          </draw:text-box>
        </draw:frame>
        <draw:frame draw:style-name="gr93" draw:layer="layout" svg:width="15.102cm" svg:height="0.475cm" svg:x="3.178cm" svg:y="16.863cm">
          <draw:text-box>
            <text:p text:style-name="P1"><text:span text:style-name="T4">development purposes that choose to distribute this library. Library of object code which </text:span></text:p>
          </draw:text-box>
        </draw:frame>
        <draw:frame draw:style-name="gr94" draw:layer="layout" svg:width="8.646cm" svg:height="0.475cm" svg:x="3.178cm" svg:y="17.349cm">
          <draw:text-box>
            <text:p text:style-name="P1"><text:span text:style-name="T4">is linked with, and becomes part of the application.</text:span></text:p>
          </draw:text-box>
        </draw:frame>
        <draw:frame draw:style-name="gr95" draw:layer="layout" svg:width="3.304cm" svg:height="0.475cm" svg:x="3.178cm" svg:y="18.048cm">
          <draw:text-box>
            <text:p text:style-name="P1"><text:span text:style-name="T5">Dynamic Library:</text:span></text:p>
          </draw:text-box>
        </draw:frame>
        <draw:frame draw:style-name="gr96" draw:layer="layout" svg:width="13.608cm" svg:height="0.475cm" svg:x="4.448cm" svg:y="18.746cm">
          <draw:text-box>
            <text:p text:style-name="P1"><text:span text:style-name="T4">A .so file or dynamic library that is dynamically linked at run time but statically </text:span></text:p>
          </draw:text-box>
        </draw:frame>
        <draw:frame draw:style-name="gr97" draw:layer="layout" svg:width="15.039cm" svg:height="0.475cm" svg:x="3.178cm" svg:y="19.233cm">
          <draw:text-box>
            <text:p text:style-name="P1"><text:span text:style-name="T4">aware. The libraries must be available during compile/link phase. The shared objects are </text:span></text:p>
          </draw:text-box>
        </draw:frame>
        <draw:frame draw:style-name="gr98" draw:layer="layout" svg:width="12.414cm" svg:height="0.475cm" svg:x="3.178cm" svg:y="19.72cm">
          <draw:text-box>
            <text:p text:style-name="P1"><text:span text:style-name="T4">not included into the executable component but are tied to the execution. </text:span></text:p>
          </draw:text-box>
        </draw:frame>
        <draw:frame draw:style-name="gr99" draw:layer="layout" svg:width="2.423cm" svg:height="0.475cm" svg:x="3.178cm" svg:y="20.419cm">
          <draw:text-box>
            <text:p text:style-name="P1"><text:span text:style-name="T5">Source Code:</text:span></text:p>
          </draw:text-box>
        </draw:frame>
        <draw:frame draw:style-name="gr100" draw:layer="layout" svg:width="12.939cm" svg:height="0.475cm" svg:x="4.448cm" svg:y="21.117cm">
          <draw:text-box>
            <text:p text:style-name="P1"><text:span text:style-name="T4">We will deliver the source as a .zip or tar archive. The source can be used to </text:span></text:p>
          </draw:text-box>
        </draw:frame>
        <draw:frame draw:style-name="gr101" draw:layer="layout" svg:width="9.108cm" svg:height="0.475cm" svg:x="3.178cm" svg:y="21.604cm">
          <draw:text-box>
            <text:p text:style-name="P1"><text:span text:style-name="T4">modify the library and build upon different platforms.</text:span></text:p>
          </draw:text-box>
        </draw:frame>
        <draw:frame draw:style-name="gr34" draw:layer="layout" svg:width="0.214cm" svg:height="0.475cm" svg:x="10.692cm" svg:y="26.201cm">
          <draw:text-box>
            <text:p text:style-name="P1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48:15.814859052</dc:date>
    <meta:document-statistic meta:object-count="112"/>
    <meta:generator>LibreOffice/4.2.8.2$Linux_X86_64 LibreOffice_project/420m0$Build-2</meta:generator>
  </office:meta>
</office:document-meta>
</file>